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023120" officeooo:paragraph-rsid="00023120"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02d190" officeooo:paragraph-rsid="0002d190"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normal" officeooo:rsid="00023120" officeooo:paragraph-rsid="00023120"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02d190" officeooo:paragraph-rsid="0002d190"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42436" officeooo:paragraph-rsid="00042436"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style="italic" style:text-underline-style="solid" style:text-underline-width="auto" style:text-underline-color="font-color" fo:font-weight="normal" officeooo:rsid="0002d190" officeooo:paragraph-rsid="0002d190" style:font-size-asian="14pt" style:font-style-asian="italic" style:font-weight-asian="normal" style:font-size-complex="14pt" style:font-style-complex="italic" style:font-weight-complex="normal"/>
    </style:style>
    <style:style style:name="P7" style:family="paragraph" style:parent-style-name="Standard">
      <style:paragraph-properties fo:text-align="center" style:justify-single-word="false"/>
      <style:text-properties fo:font-size="16pt" officeooo:rsid="00023120" officeooo:paragraph-rsid="00023120" style:font-size-asian="16pt" style:font-size-complex="16pt"/>
    </style:style>
    <style:style style:name="P8" style:family="paragraph" style:parent-style-name="Standard">
      <style:paragraph-properties fo:text-align="start" style:justify-single-word="false"/>
      <style:text-properties fo:font-size="12pt" officeooo:rsid="00023120" officeooo:paragraph-rsid="00023120" style:font-size-asian="10.5pt" style:font-size-complex="12pt"/>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42436" officeooo:paragraph-rsid="00042436" style:font-size-asian="14pt" style:font-weight-asian="normal" style:font-size-complex="14pt" style:font-weight-complex="normal"/>
    </style:style>
    <style:style style:name="T1" style:family="text">
      <style:text-properties officeooo:rsid="00042436"/>
    </style:style>
    <style:style style:name="T2" style:family="text">
      <style:text-properties style:text-position="super 58%"/>
    </style:style>
    <style:style style:name="T3" style:family="text">
      <style:text-properties officeooo:rsid="0005e3b8"/>
    </style:style>
    <style:style style:name="T4"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CT PROPOSAL</text:p>
      <text:p text:style-name="P8"/>
      <text:p text:style-name="P1">Goal:</text:p>
      <text:p text:style-name="P3">To build a full website for xyz supermarket to support the sales of newspaper, milk and Mineral water<text:span text:style-name="T3">c</text:span>ans.</text:p>
      <text:p text:style-name="P1"/>
      <text:p text:style-name="P1">Site Structure:</text:p>
      <text:p text:style-name="P1"/>
      <text:p text:style-name="P6">User view:-</text:p>
      <text:p text:style-name="P3">No of pages: 5<text:tab/></text:p>
      <text:p text:style-name="P3"/>
      <text:p text:style-name="P3">1. Home</text:p>
      <text:p text:style-name="P3">2. Newspaper</text:p>
      <text:p text:style-name="P3">3. Milk</text:p>
      <text:p text:style-name="P3">4. Mineral Water</text:p>
      <text:p text:style-name="P4">5. User Profile</text:p>
      <text:p text:style-name="P3">5. Contact us</text:p>
      <text:p text:style-name="P3"/>
      <text:p text:style-name="P6">Store Manager view:</text:p>
      <text:p text:style-name="P4"/>
      <text:p text:style-name="P4">1. Manage users.</text:p>
      <text:p text:style-name="P4">2. Demand page.(consists of the requirements of the next day)</text:p>
      <text:p text:style-name="P4">3. Water cans locater.</text:p>
      <text:p text:style-name="P4"/>
      <text:p text:style-name="P4"/>
      <text:p text:style-name="P2">Features:</text:p>
      <text:p text:style-name="P4"/>
      <text:p text:style-name="P4"><text:span text:style-name="T4">Background</text:span>: Each user will create their own account to login <text:span text:style-name="T1">by providing the following details.</text:span></text:p>
      <text:p text:style-name="P5">Name, ph.no, Email id, Flat no.</text:p>
      <text:p text:style-name="P5">- store manager will cross cheak the details and approve the user.</text:p>
      <text:p text:style-name="P5">- once manager approves the user can login into the website.</text:p>
      <text:p text:style-name="P5">- A digital wallet is created for each user by the store manager.</text:p>
      <text:p text:style-name="P5">- Every user can add money to his wallet by giving the required amount of money to store manager and his id. Then the store manager will change the value of the particular users wallet money.</text:p>
      <text:p text:style-name="P5">- only store manager can change the value of wallet money.</text:p>
      <text:p text:style-name="P5">- if the user is short of money he can not place any order.</text:p>
      <text:p text:style-name="P4"/>
      <text:p text:style-name="P4">Site will have the following functionalities:</text:p>
      <text:p text:style-name="P4">1. Contains login for every user and store manager.</text:p>
      <text:p text:style-name="P4">2. User can book his requirements of milk and newspaper one day in advance.</text:p>
      <text:p text:style-name="P4">3. Mineral water can be booked at anytime.</text:p>
      <text:p text:style-name="P4">4. Store manager can see the required number of different newspapers or milk packets the previous day and deliver accordingly.</text:p>
      <text:p text:style-name="P4"><text:soft-page-break/>5. User can see the total amount of money he is due to the store in his profile.</text:p>
      <text:p text:style-name="P4">6. Similarly store manager can view amount of money due by each user in manage users page.</text:p>
      <text:p text:style-name="P4">6. Store manager can locate the places of empty water cans.</text:p>
      <text:p text:style-name="P4"/>
      <text:p text:style-name="P9">Dead Lines:</text:p>
      <text:p text:style-name="P9"/>
      <text:p text:style-name="P5">Design and UI : 31<text:span text:style-name="T2">st</text:span> January</text:p>
      <text:p text:style-name="P5">Back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5:17:22.940895963</meta:creation-date>
    <dc:date>2017-01-16T17:39:07.424992119</dc:date>
    <meta:editing-duration>PT8M45S</meta:editing-duration>
    <meta:editing-cycles>2</meta:editing-cycles>
    <meta:generator>LibreOffice/5.1.4.2$Linux_X86_64 LibreOffice_project/10m0$Build-2</meta:generator>
    <meta:document-statistic meta:table-count="0" meta:image-count="0" meta:object-count="0" meta:page-count="2" meta:paragraph-count="36" meta:word-count="295" meta:character-count="1607" meta:non-whitespace-character-count="1346"/>
  </office:meta>
</office:document-meta>
</file>